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US" officeooo:rsid="001e57a9" officeooo:paragraph-rsid="001e57a9"/>
    </style:style>
    <style:style style:name="P2" style:family="paragraph" style:parent-style-name="Standard">
      <style:text-properties fo:language="en" fo:country="US" officeooo:rsid="001d4b40" officeooo:paragraph-rsid="001d4b40"/>
    </style:style>
    <style:style style:name="P3" style:family="paragraph" style:parent-style-name="Standard" style:list-style-name="L1">
      <style:text-properties fo:language="en" fo:country="US" officeooo:rsid="001d4b40" officeooo:paragraph-rsid="001d4b40"/>
    </style:style>
    <style:style style:name="P4" style:family="paragraph" style:parent-style-name="Standard" style:list-style-name="L1">
      <style:text-properties fo:language="ru" fo:country="RU" officeooo:rsid="001da99e" officeooo:paragraph-rsid="001da99e"/>
    </style:style>
    <style:style style:name="P5" style:family="paragraph" style:parent-style-name="Standard" style:list-style-name="L1">
      <style:text-properties fo:language="en" fo:country="US" officeooo:rsid="001e57a9" officeooo:paragraph-rsid="001e57a9"/>
    </style:style>
    <style:style style:name="P6" style:family="paragraph" style:parent-style-name="Standard" style:list-style-name="L1">
      <style:text-properties fo:language="en" fo:country="US" officeooo:rsid="001f960d" officeooo:paragraph-rsid="001f960d"/>
    </style:style>
    <style:style style:name="P7" style:family="paragraph" style:parent-style-name="Standard" style:list-style-name="L1">
      <style:text-properties fo:language="en" fo:country="US" officeooo:rsid="00214422" officeooo:paragraph-rsid="00214422"/>
    </style:style>
    <style:style style:name="P8" style:family="paragraph" style:parent-style-name="Standard" style:list-style-name="L1">
      <style:text-properties fo:language="en" fo:country="US" officeooo:rsid="00227c25" officeooo:paragraph-rsid="00227c25"/>
    </style:style>
    <style:style style:name="P9" style:family="paragraph" style:parent-style-name="Standard" style:list-style-name="L1">
      <style:text-properties fo:language="en" fo:country="US" officeooo:rsid="00245ac6" officeooo:paragraph-rsid="00245ac6"/>
    </style:style>
    <style:style style:name="T1" style:family="text">
      <style:text-properties officeooo:rsid="001da99e"/>
    </style:style>
    <style:style style:name="T2" style:family="text">
      <style:text-properties officeooo:rsid="001d6d53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e57a9"/>
    </style:style>
    <style:style style:name="T5" style:family="text">
      <style:text-properties officeooo:rsid="001f960d"/>
    </style:style>
    <style:style style:name="T6" style:family="text">
      <style:text-properties officeooo:rsid="00214422"/>
    </style:style>
    <style:style style:name="T7" style:family="text">
      <style:text-properties officeooo:rsid="00245ac6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romashenko Vladislav</text:p>
      <text:p text:style-name="P2">Lesson 1A</text:p>
      <text:list text:style-name="L1">
        <text:list-item>
          <text:p text:style-name="P3">Vocabulary</text:p>
          <text:list>
            <text:list-item>
              <text:p text:style-name="P3">1-i, 2-f, 3-<text:span text:style-name="T1">h</text:span>, <text:span text:style-name="T2">4-</text:span><text:span text:style-name="T1">c</text:span><text:span text:style-name="T2">, 5-</text:span><text:span text:style-name="T1">g</text:span><text:span text:style-name="T2">, 6-b, 7-a, 8-e, 9-d</text:span></text:p>
            </text:list-item>
            <text:list-item>
              <text:p text:style-name="P4">2-<text:span text:style-name="T3">do, 3-</text:span><text:span text:style-name="T4">sports</text:span><text:span text:style-name="T3">, 4-</text:span><text:span text:style-name="T4">music</text:span><text:span text:style-name="T3">, 5-</text:span><text:span text:style-name="T4">breakfast</text:span><text:span text:style-name="T3">, 6-</text:span><text:span text:style-name="T4">pets</text:span><text:span text:style-name="T3">, 7-</text:span><text:span text:style-name="T4">live</text:span><text:span text:style-name="T3">, 8-</text:span><text:span text:style-name="T4">learn</text:span><text:span text:style-name="T3">, 9-</text:span><text:span text:style-name="T4">do</text:span><text:span text:style-name="T3">, 10-</text:span><text:span text:style-name="T4">born</text:span></text:p>
            </text:list-item>
          </text:list>
        </text:list-item>
        <text:list-item>
          <text:p text:style-name="P5">Grammar</text:p>
          <text:list>
            <text:list-item>
              <text:p text:style-name="P5">2. can I</text:p>
              <text:p text:style-name="P5">3. were you</text:p>
              <text:p text:style-name="P5">4. Do the children want</text:p>
              <text:p text:style-name="P5">5. Did you see</text:p>
              <text:p text:style-name="P5">6. What does do your boyfriend</text:p>
              <text:p text:style-name="P5">7. <text:span text:style-name="T5">did she learn</text:span></text:p>
              <text:p text:style-name="P6">8. do you get up</text:p>
            </text:list-item>
            <text:list-item>
              <text:p text:style-name="P6">2. Is your girlfriend a student?</text:p>
              <text:p text:style-name="P6">3. What do you do at the weekend?</text:p>
              <text:p text:style-name="P6">4. How often do you go out?</text:p>
              <text:p text:style-name="P6">5. Where did you go last Saturday?</text:p>
              <text:p text:style-name="P6">6. Did you have a nice time?</text:p>
            </text:list-item>
            <text:list-item>
              <text:p text:style-name="P6">2. What do you do last night?</text:p>
              <text:p text:style-name="P6">3. <text:span text:style-name="T6">What TV series do you watch?</text:span></text:p>
              <text:p text:style-name="P7">4. When is your birthday?</text:p>
              <text:p text:style-name="P7">5. Where are you from?</text:p>
              <text:p text:style-name="P7">6. What kind of books do you read?</text:p>
            </text:list-item>
          </text:list>
        </text:list-item>
        <text:list-item>
          <text:p text:style-name="P8">Pronunciation</text:p>
          <text:list>
            <text:list-item>
              <text:p text:style-name="P8">1-e, 2-<text:span text:style-name="T7">r</text:span>, 3-<text:span text:style-name="T7">b</text:span>, 4-<text:span text:style-name="T7">p</text:span>, 5-<text:span text:style-name="T7">k</text:span>, 6-<text:span text:style-name="T7">m</text:span>, 7-<text:span text:style-name="T7">i</text:span></text:p>
            </text:list-item>
            <text:list-item>
              <text:p text:style-name="P8">-</text:p>
            </text:list-item>
            <text:list-item>
              <text:p text:style-name="P9">2-a, 3-u, 4-p, 5-o, 6-y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1T21:54:24.240256300</meta:creation-date>
    <dc:date>2025-10-21T23:22:50.371124300</dc:date>
    <meta:editing-duration>PT11M45S</meta:editing-duration>
    <meta:editing-cycles>1</meta:editing-cycles>
    <meta:generator>LibreOffice/25.8.0.4$Windows_X86_64 LibreOffice_project/48f00303701489684e67c38c28aff00cd5929e67</meta:generator>
    <meta:document-statistic meta:table-count="0" meta:image-count="0" meta:object-count="0" meta:page-count="1" meta:paragraph-count="27" meta:word-count="146" meta:character-count="672" meta:non-whitespace-character-count="564"/>
  </office:meta>
</office:document-meta>
</file>